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9.597cm" style:rel-column-width="36997*"/>
    </style:style>
    <style:style style:name="Tabla1.B" style:family="table-column">
      <style:table-column-properties style:column-width="1.709cm" style:rel-column-width="6590*"/>
    </style:style>
    <style:style style:name="Tabla1.C" style:family="table-column">
      <style:table-column-properties style:column-width="5.694cm" style:rel-column-width="21948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fo:background-color="#c9211e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B1" style:family="table-cell">
      <style:table-cell-properties fo:background-color="#c9211e" fo:padding="0.097cm" fo:border="0.5pt solid #000000">
        <style:background-image/>
      </style:table-cell-properties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2.A3" style:family="table-cell">
      <style:table-cell-properties fo:padding="0.097cm" fo:border-left="0.5pt solid #000000" fo:border-right="none" fo:border-top="none" fo:border-bottom="0.5pt solid #000000"/>
    </style:style>
    <style:style style:name="Tabla2.B3" style:family="table-cell">
      <style:table-cell-properties fo:padding="0.097cm" fo:border-left="0.5pt solid #000000" fo:border-right="0.5pt solid #000000" fo:border-top="none" fo:border-bottom="0.5pt solid #000000"/>
    </style:style>
    <style:style style:name="Tabla2.A4" style:family="table-cell">
      <style:table-cell-properties fo:padding="0.097cm" fo:border-left="0.5pt solid #000000" fo:border-right="none" fo:border-top="none" fo:border-bottom="0.5pt solid #000000"/>
    </style:style>
    <style:style style:name="Tabla2.B4" style:family="table-cell">
      <style:table-cell-properties fo:padding="0.097cm" fo:border-left="0.5pt solid #000000" fo:border-right="0.5pt solid #000000" fo:border-top="none" fo:border-bottom="0.5pt solid #000000"/>
    </style:style>
    <style:style style:name="Tabla2.A5" style:family="table-cell">
      <style:table-cell-properties fo:padding="0.097cm" fo:border-left="0.5pt solid #000000" fo:border-right="none" fo:border-top="none" fo:border-bottom="0.5pt solid #000000"/>
    </style:style>
    <style:style style:name="Tabla2.B5" style:family="table-cell">
      <style:table-cell-properties fo:padding="0.097cm" fo:border-left="0.5pt solid #000000" fo:border-right="0.5pt solid #000000" fo:border-top="none" fo:border-bottom="0.5pt solid #000000"/>
    </style:style>
    <style:style style:name="Tabla2.A6" style:family="table-cell">
      <style:table-cell-properties fo:padding="0.097cm" fo:border-left="0.5pt solid #000000" fo:border-right="none" fo:border-top="none" fo:border-bottom="0.5pt solid #000000"/>
    </style:style>
    <style:style style:name="Tabla2.B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6eea8" officeooo:paragraph-rsid="0016eea8"/>
    </style:style>
    <style:style style:name="P2" style:family="paragraph" style:parent-style-name="Standard">
      <style:text-properties fo:color="#c9211e" loext:opacity="100%" fo:font-size="16pt" officeooo:rsid="0016eea8" officeooo:paragraph-rsid="0016eea8" style:font-size-asian="16pt" style:font-size-complex="16pt"/>
    </style:style>
    <style:style style:name="P3" style:family="paragraph" style:parent-style-name="Standard">
      <style:text-properties fo:color="#c9211e" loext:opacity="100%" fo:font-size="16pt" fo:font-weight="bold" officeooo:rsid="001764c0" officeooo:paragraph-rsid="001764c0" style:font-size-asian="16pt" style:font-weight-asian="bold" style:font-size-complex="16pt" style:font-weight-complex="bold"/>
    </style:style>
    <style:style style:name="P4" style:family="paragraph" style:parent-style-name="Standard">
      <style:text-properties fo:color="#c9211e" loext:opacity="100%" fo:font-size="20pt" fo:font-weight="bold" officeooo:rsid="0018640f" officeooo:paragraph-rsid="0018640f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9pt" fo:font-weight="bold" officeooo:rsid="001764c0" officeooo:paragraph-rsid="001764c0" style:font-size-asian="9pt" style:font-weight-asian="bold" style:font-size-complex="9pt" style:font-weight-complex="bold"/>
    </style:style>
    <style:style style:name="P6" style:family="paragraph" style:parent-style-name="Table_20_Contents">
      <style:text-properties fo:font-size="9pt" style:font-size-asian="9pt" style:font-size-complex="9pt"/>
    </style:style>
    <style:style style:name="P7" style:family="paragraph" style:parent-style-name="Standard">
      <style:text-properties fo:font-weight="bold" officeooo:rsid="001764c0" officeooo:paragraph-rsid="001764c0" style:font-weight-asian="bold" style:font-weight-complex="bold"/>
    </style:style>
    <style:style style:name="P8" style:family="paragraph" style:parent-style-name="Standard">
      <style:text-properties fo:font-weight="bold" officeooo:rsid="0017ec00" officeooo:paragraph-rsid="0017ec00" style:font-weight-asian="bold" style:font-weight-complex="bold"/>
    </style:style>
    <style:style style:name="P9" style:family="paragraph" style:parent-style-name="Standard">
      <style:text-properties fo:font-weight="bold" officeooo:rsid="0018640f" officeooo:paragraph-rsid="0018640f" style:font-weight-asian="bold" style:font-weight-complex="bold"/>
    </style:style>
    <style:style style:name="P10" style:family="paragraph" style:parent-style-name="Standard">
      <style:text-properties fo:font-weight="normal" officeooo:rsid="0018640f" officeooo:paragraph-rsid="0018640f" style:font-weight-asian="normal" style:font-weight-complex="normal"/>
    </style:style>
    <style:style style:name="P11" style:family="paragraph" style:parent-style-name="Standard" style:list-style-name="L1">
      <style:text-properties fo:font-weight="bold" officeooo:rsid="0017ec00" officeooo:paragraph-rsid="0017ec00" style:font-weight-asian="bold" style:font-weight-complex="bold"/>
    </style:style>
    <style:style style:name="P12" style:family="paragraph" style:parent-style-name="Standard" style:list-style-name="L2">
      <style:text-properties fo:font-weight="bold" officeooo:rsid="0018640f" officeooo:paragraph-rsid="0018640f" style:font-weight-asian="bold" style:font-weight-complex="bold"/>
    </style:style>
    <style:style style:name="P13" style:family="paragraph" style:parent-style-name="Standard" style:list-style-name="L3">
      <style:text-properties fo:font-weight="bold" officeooo:rsid="0018640f" officeooo:paragraph-rsid="0018640f" style:font-weight-asian="bold" style:font-weight-complex="bold"/>
    </style:style>
    <style:style style:name="P14" style:family="paragraph" style:parent-style-name="Standard">
      <style:text-properties fo:font-weight="normal" officeooo:rsid="0018640f" officeooo:paragraph-rsid="0018640f" style:font-weight-asian="normal" style:font-weight-complex="normal"/>
    </style:style>
    <style:style style:name="P15" style:family="paragraph" style:parent-style-name="Standard">
      <style:text-properties fo:color="#c9211e" loext:opacity="100%" fo:font-size="21pt" fo:font-weight="bold" officeooo:rsid="001a60c7" officeooo:paragraph-rsid="001a60c7" style:font-size-asian="21pt" style:font-weight-asian="bold" style:font-size-complex="21pt" style:font-weight-complex="bold"/>
    </style:style>
    <style:style style:name="P16" style:family="paragraph" style:parent-style-name="Standard">
      <style:text-properties style:use-window-font-color="true" loext:opacity="0%" fo:font-size="14pt" fo:font-weight="normal" officeooo:rsid="001a60c7" officeooo:paragraph-rsid="001a60c7" style:font-size-asian="12.25pt" style:font-weight-asian="normal" style:font-size-complex="14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size="14pt" fo:font-weight="bold" officeooo:rsid="001a60c7" officeooo:paragraph-rsid="001a60c7" style:font-size-asian="12.25pt" style:font-weight-asian="bold" style:font-size-complex="14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19" style:family="paragraph" style:parent-style-name="Table_20_Contents">
      <style:text-properties fo:color="#ffffff" loext:opacity="100%" fo:font-size="14pt" officeooo:rsid="001a60c7" officeooo:paragraph-rsid="001a60c7" style:font-size-asian="12.25pt" style:font-size-complex="14pt">
        <loext:char-complex-color loext:theme-type="dark2" loext:color-type="theme">
          <loext:transformation loext:type="lumoff" loext:value="0"/>
        </loext:char-complex-color>
      </style:text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!docype html&gt;</text:p>
      <text:p text:style-name="P1">&lt;html&gt;.</text:p>
      <text:p text:style-name="P1"><text:tab/>&lt;head&gt;</text:p>
      <text:p text:style-name="P1"/>
      <text:p text:style-name="P1"><text:tab/>&lt;/head&gt;</text:p>
      <text:p text:style-name="P1"><text:tab/>&lt;body&gt;</text:p>
      <text:p text:style-name="P1"/>
      <text:p text:style-name="P1"><text:tab/>&lt;/body&gt;</text:p>
      <text:p text:style-name="P1">&lt;/html&gt;</text:p>
      <text:p text:style-name="P1"/>
      <text:p text:style-name="P1"/>
      <text:p text:style-name="P1"/>
      <text:p text:style-name="P1"/>
      <text:p text:style-name="P1"/>
      <text:p text:style-name="P1"/>
      <text:p text:style-name="P1">ENLACES, URLS</text:p>
      <text:p text:style-name="P1"/>
      <text:p text:style-name="P1">&lt;aa href = “URL”&gt; ve a esta web &lt;/a&gt;</text:p>
      <text:p text:style-name="P2"/>
      <text:p text:style-name="P3">COMBINACIONES DE TECLAS PARA WORDPRESS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6"/>
          </table:table-cell>
          <table:table-cell table:style-name="Tabla1.C1" office:value-type="string">
            <text:p text:style-name="P6"/>
          </table:table-cell>
        </table:table-row>
        <table:table-row>
          <table:table-cell table:style-name="Tabla1.A2" office:value-type="string">
            <text:p text:style-name="P5">SELECCONAR ELEMENTO; CTRL + SHIFT + ALT + M</text:p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</table:table>
      <text:p text:style-name="P7"/>
      <text:p text:style-name="P7"/>
      <text:p text:style-name="P8">Construir web desde cero:</text:p>
      <text:p text:style-name="P8"/>
      <text:list text:style-name="L1">
        <text:list-item>
          <text:p text:style-name="P11">registrar un dominio</text:p>
        </text:list-item>
        <text:list-item>
          <text:p text:style-name="P11">hosting(espacio web)</text:p>
        </text:list-item>
        <text:list-item>
          <text:p text:style-name="P11">programa/codifica tu web</text:p>
          <text:list>
            <text:list-item>
              <text:p text:style-name="P11">html</text:p>
            </text:list-item>
            <text:list-item>
              <text:p text:style-name="P11">css</text:p>
            </text:list-item>
            <text:list-item>
              <text:p text:style-name="P11">js(javascript): bootstrap</text:p>
            </text:list-item>
          </text:list>
        </text:list-item>
        <text:list-item>
          <text:p text:style-name="P11">agregar contenido periodicamente/dinamicamente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<text:soft-page-break/>05/10/23</text:p>
      <text:p text:style-name="P9"/>
      <text:p text:style-name="P9">XML DIFERENCIAS CON HTML</text:p>
      <text:p text:style-name="P9"/>
      <text:p text:style-name="P9">XML (eXtensible Markup Language)</text:p>
      <text:p text:style-name="P9"><text:a xlink:type="simple" xlink:href="https://www.youtube.com/watch?v=PxGICnkFZJU&amp;list=PLM-p96nOrGcYb96AMy3VdUN8fo-sVAx7K" text:style-name="Internet_20_link" text:visited-style-name="Visited_20_Internet_20_Link">https://www.youtube.com/watch?v=PxGICnkFZJU&amp;list=PLM-p96nOrGcYb96AMy3VdUN8fo-sVAx7K</text:a> </text:p>
      <text:p text:style-name="P9"/>
      <text:p text:style-name="P10">abstracto diferencia fundamenta en la creacion de _____ propios</text:p>
      <text:p text:style-name="P10"/>
      <text:list text:style-name="L2">
        <text:list-item>
          <text:p text:style-name="P12">ALINEAMIENTO : </text:p>
        </text:list-item>
      </text:list>
      <text:p text:style-name="P9"/>
      <text:p text:style-name="P9"/>
      <text:p text:style-name="P9">VIDEO : QUE ES UN CMS</text:p>
      <text:p text:style-name="P9"/>
      <text:p text:style-name="P9">ROOLES DEL FRONT-END</text:p>
      <text:p text:style-name="P9">video : ¿conoces los roles en backend?</text:p>
      <text:list text:style-name="L3">
        <text:list-item>
          <text:list>
            <text:list-item>
              <text:p text:style-name="P13">Diseñador UI (interfaz de usuario)</text:p>
            </text:list-item>
            <text:list-item>
              <text:p text:style-name="P13">Maquetador web : <text:span text:style-name="T1">lleva el diseño a código HTML y CSS</text:span></text:p>
            </text:list-item>
            <text:list-item>
              <text:p text:style-name="P13">programador web (con sw front-end) <text:span text:style-name="T1">P.E. en Javascript o alguna librería : bootstrap, react, Angular js</text:span></text:p>
            </text:list-item>
          </text:list>
        </text:list-item>
      </text:list>
      <text:p text:style-name="P10">SEO (search engine optimization)</text:p>
      <text:p text:style-name="P10"><text:tab/>rol aparte o en caso de empresa pequeña a cargo del maquetador Dedicado a insertar <text:s/>palabras clave para ser encontrado en buscadores (Google)<text:tab/></text:p>
      <text:p text:style-name="P10"/>
      <text:p text:style-name="P10"/>
      <text:p text:style-name="P15">09/10/23</text:p>
      <text:p text:style-name="P15"/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19">CARACTER</text:p>
          </table:table-cell>
          <table:table-cell table:style-name="Tabla2.B1" office:value-type="string">
            <text:p text:style-name="P19">GRAFIA</text:p>
          </table:table-cell>
        </table:table-row>
        <table:table-row>
          <table:table-cell table:style-name="Tabla2.A2" office:value-type="string">
            <text:p text:style-name="P17">&amp;</text:p>
          </table:table-cell>
          <table:table-cell table:style-name="Tabla2.B2" office:value-type="string">
            <text:p text:style-name="P17">&amp;amp;</text:p>
          </table:table-cell>
        </table:table-row>
        <table:table-row>
          <table:table-cell table:style-name="Tabla2.A2" office:value-type="string">
            <text:p text:style-name="P18">&lt;</text:p>
          </table:table-cell>
          <table:table-cell table:style-name="Tabla2.B2" office:value-type="string">
            <text:p text:style-name="P17">&amp;lt;</text:p>
          </table:table-cell>
        </table:table-row>
        <table:table-row>
          <table:table-cell table:style-name="Tabla2.A2" office:value-type="string">
            <text:p text:style-name="P18">&gt;</text:p>
          </table:table-cell>
          <table:table-cell table:style-name="Tabla2.B2" office:value-type="string">
            <text:p text:style-name="P17">&amp;gt;</text:p>
          </table:table-cell>
        </table:table-row>
        <table:table-row>
          <table:table-cell table:style-name="Tabla2.A2" office:value-type="string">
            <text:p text:style-name="P18">“</text:p>
          </table:table-cell>
          <table:table-cell table:style-name="Tabla2.B2" office:value-type="string">
            <text:p text:style-name="P17">&amp;quot;</text:p>
          </table:table-cell>
        </table:table-row>
        <table:table-row>
          <table:table-cell table:style-name="Tabla2.A2" office:value-type="string">
            <text:p text:style-name="P18">’</text:p>
          </table:table-cell>
          <table:table-cell table:style-name="Tabla2.B2" office:value-type="string">
            <text:p text:style-name="P17">&amp;apos;</text:p>
          </table:table-cell>
        </table:table-row>
      </table:table>
      <text:p text:style-name="P16"><text:s/></text:p>
      <text:p text:style-name="P16">Espacios significativos e insignificantes: </text:p>
      <text:p text:style-name="P16"><text:tab/> 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1T19:07:23.449000000</meta:creation-date>
    <dc:date>2023-10-09T21:41:30.195000000</dc:date>
    <meta:editing-duration>PT6H14M32S</meta:editing-duration>
    <meta:editing-cycles>5</meta:editing-cycles>
    <meta:generator>LibreOffice/7.6.1.2$Windows_x86 LibreOffice_project/f5defcebd022c5bc36bbb79be232cb6926d8f674</meta:generator>
    <meta:document-statistic meta:table-count="2" meta:image-count="0" meta:object-count="0" meta:page-count="2" meta:paragraph-count="49" meta:word-count="176" meta:character-count="1142" meta:non-whitespace-character-count="1011"/>
  </office:meta>
</office:document-meta>
</file>